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10">
    </style:style>
    <style:style style:name="P103" style:family="paragraph" style:parent-style-name="Text_20_body" style:list-style-name="L11">
      <style:paragraph-properties fo:margin-top="0in" fo:margin-bottom="0in"/>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Text_20_body" style:list-style-name="L12">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Text_20_body" style:list-style-name="L13">
      <style:paragraph-properties fo:margin-top="0in" fo:margin-bottom="0in"/>
    </style:style>
    <style:style style:name="P137" style:family="paragraph" style:parent-style-name="Text_20_body" style:list-style-name="L14">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15">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February 28, 2022 (08:0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p text:style-name="P82"><text:s text:c="1"/>#. `3 &gt; 2.0 &amp;&amp; false`</text:p>
          <text:p text:style-name="P83"><text:s text:c="1"/>#. `(4 != 3) || <text:s text:c="1"/>false`</text:p>
          <text:p text:style-name="P84"><text:s text:c="1"/>#. `'A' == 'b' &amp;&amp; ! false`</text:p>
          <text:p text:style-name="P85"><text:s text:c="1"/>#. `(! false) == (true || <text:s text:c="1"/>4 == 3)`</text:p>
        </text:list-item>
        <text:list-item>
          <text:p text:style-name="P81">Decide if the following Boolean expressions will evaluate to <text:span text:style-name="KeywordTok">true</text:span> or <text:span text:style-name="KeywordTok">false</text:span>:</text:p>
          <text:p text:style-name="P86"><text:s text:c="1"/>#. `3 &gt; 2.0 || true`</text:p>
          <text:p text:style-name="P87"><text:s text:c="1"/>#. `(4 != 3) &amp;&amp; false`</text:p>
          <text:p text:style-name="P88"><text:s text:c="1"/>#. `'A' == 'b' || ! false` <text:s text:c="9"/>&lt;!--Same as question in last problem, so I switched &amp;&amp; for ||--&gt;</text:p>
          <text:p text:style-name="P89"><text:s text:c="1"/>#. `(! true) == (true || <text:s text:c="1"/>4 != 3)`</text:p>
        </text:list-item>
        <text:list-item>
          <text:p text:style-name="P81">For each of the following Boolean expressions, decide if it will evaluate to <text:span text:style-name="KeywordTok">true</text:span> or <text:span text:style-name="KeywordTok">false</text:span>:</text:p>
          <text:list>
            <text:list-item>
              <text:p text:style-name="P8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90">if ( myAge &gt; 20 )</text:p>
          <text:p text:style-name="P91">{</text:p>
          <text:p text:style-name="P92"><text:s text:c="4"/>myFlag = true</text:p>
          <text:p text:style-name="P93">};</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93">“I’m taking this class!” if <text:span text:style-name="NormalTok">courseNumber</text:span> is <text:span text:style-name="DecValTok">1301</text:span> and <text:span text:style-name="NormalTok">courseCode</text:span> is <text:span text:style-name="NormalTok">CSCI</text:span>;</text:p>
            </text:list-item>
            <text:list-item>
              <text:p text:style-name="P93">“That’s my major!” if <text:span text:style-name="NormalTok">courseCode</text:span> is <text:span text:style-name="NormalTok">CSCI</text:span>;</text:p>
            </text:list-item>
            <text:list-item>
              <text:p text:style-name="P93">“Is that an elective?” if <text:span text:style-name="NormalTok">courseNumber</text:span> is greater than 3000; or</text:p>
            </text:list-item>
            <text:list-item>
              <text:p text:style-name="P93">“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93">“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93">“I love this season.” if <text:span text:style-name="NormalTok">graduationSemester</text:span> is <text:span text:style-name="NormalTok">Spring</text:span>;</text:p>
            </text:list-item>
            <text:list-item>
              <text:p text:style-name="P93">“That is in a long time!” if <text:span text:style-name="NormalTok">graduationYear</text:span> is greater than 2025; or</text:p>
            </text:list-item>
            <text:list-item>
              <text:p text:style-name="P93">“I hope you’ll have an in-person ceremony!” otherwise.</text:p>
            </text:list-item>
          </text:list>
          <text:p text:style-name="P81">Your program should display exactly one message.</text:p>
        </text:list-item>
        <text:list-item>
          <text:p text:style-name="P81">What will be displayed on the screen by the following program?</text:p>
          <text:p text:style-name="P94">int x = 3, y = 2, z = 4;</text:p>
          <text:p text:style-name="P95">if (x &gt; y) {z += y;}</text:p>
          <text:p text:style-name="P96">if (x &gt; z) {y -= 4;}</text:p>
          <text:p text:style-name="P97">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8">int x = 3, y = 2, z = 4;</text:p>
          <text:p text:style-name="P99">if (y &gt;= z) {z += y;}</text:p>
          <text:p text:style-name="P100">else if (x != y) { if (false) {z -= 3;} else {z += x;}}</text:p>
          <text:p text:style-name="P101">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0">
        <text:list-item>
          <text:p text:style-name="P102">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102">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1">
            <text:list-item>
              <text:p text:style-name="P103">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103">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103">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103">The two previous offers can be cumulated.</text:p>
            </text:list-item>
          </text:list>
          <text:p text:style-name="P102">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104">Enter 'c' for 10x15cm, anything else for 8x11in.</text:p>
          <text:p text:style-name="P105">c̲ ↵</text:p>
          <text:p text:style-name="P106">Is this your first time here? Type 'y' for 'yes'.</text:p>
          <text:p text:style-name="P107">y̲ ↵</text:p>
          <text:p text:style-name="P108">Enter a number of copies.</text:p>
          <text:p text:style-name="P109">9̲0̲ ↵</text:p>
          <text:p text:style-name="P110">Welcome!</text:p>
          <text:p text:style-name="P111">We cherish our new customers, so we are giving you a $3 discount!</text:p>
          <text:p text:style-name="P112">Your total is $13.50. You had a 10% discount!</text:p>
          <text:p text:style-name="P113">Enter 'c' for 10x15cm, anything else for 8x11in.</text:p>
          <text:p text:style-name="P114">p̲ ↵</text:p>
          <text:p text:style-name="P115">Is this your first time here? Type 'y' for 'yes'.</text:p>
          <text:p text:style-name="P116">N̲o̲t̲ ̲a̲t̲ ̲a̲l̲l̲↵</text:p>
          <text:p text:style-name="P117">Enter a number of copies.</text:p>
          <text:p text:style-name="P118">1̲2̲0̲ ↵</text:p>
          <text:p text:style-name="P119">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2">
        <text:list-item>
          <text:p text:style-name="P120">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20">Given an <text:span text:style-name="DataTypeTok">int</text:span> variable <text:span text:style-name="NormalTok">counter</text:span>, write three statements to decrement its value by 1.</text:p>
        </text:list-item>
        <text:list-item>
          <text:p text:style-name="P120">What will be displayed on the screen?</text:p>
          <text:p text:style-name="P121">int x = 3, y = 7;</text:p>
          <text:p text:style-name="P122">Console.WriteLine (x++ +" and "+ --y);</text:p>
        </text:list-item>
        <text:list-item>
          <text:p text:style-name="P120">What will be displayed on the screen by the following program? Write the spaces and new line explicitly.</text:p>
          <text:p text:style-name="P123">int counter = 10;</text:p>
          <text:p text:style-name="P124">while (counter &gt; 5)</text:p>
          <text:p text:style-name="P125">{</text:p>
          <text:p text:style-name="P126"><text:s text:c="4"/>counter--;</text:p>
          <text:p text:style-name="P127"><text:s text:c="4"/>Console.Write(counter + "\n");</text:p>
          <text:p text:style-name="P128"><text:s text:c="4"/>if (counter == 7) {</text:p>
          <text:p text:style-name="P129"><text:s text:c="8"/>Console.WriteLine("Bingo");</text:p>
          <text:p text:style-name="P130"><text:s text:c="4"/>}</text:p>
          <text:p text:style-name="P131">}</text:p>
        </text:list-item>
        <text:list-item>
          <text:p text:style-name="P120">What will be displayed on the screen by the following program?</text:p>
          <text:p text:style-name="P132">int counter = 10;</text:p>
          <text:p text:style-name="P133">while (counter != 5) ;</text:p>
          <text:p text:style-name="P134">Console.Write(counter + "\n");</text:p>
          <text:p text:style-name="P135">counter--;</text:p>
        </text:list-item>
        <text:list-item>
          <text:p text:style-name="P120">What is input validation? Name a control structure that can be used to perform it. Why is it important?</text:p>
        </text:list-item>
        <text:list-item>
          <text:p text:style-name="P120">What is a sentinel value?</text:p>
        </text:list-item>
        <text:list-item>
          <text:p text:style-name="P120">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20">Write a program containing a <text:span text:style-name="KeywordTok">while</text:span> loop that would display the numbers between -100 and 100 (both included) with a space between them when executed.</text:p>
        </text:list-item>
        <text:list-item>
          <text:p text:style-name="P120">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3">
            <text:list-item>
              <text:p text:style-name="P136">“CS” if <text:span text:style-name="NormalTok">name</text:span> is “Turing” or “Liskov”,</text:p>
            </text:list-item>
            <text:list-item>
              <text:p text:style-name="P136">“Math.” if <text:span text:style-name="NormalTok">name</text:span> is “Aryabhata” or “Noether”,</text:p>
            </text:list-item>
            <text:list-item>
              <text:p text:style-name="P136">“Unknown” otherwise.</text:p>
            </text:list-item>
          </text:list>
        </text:list-item>
        <text:list-item>
          <text:p text:style-name="P120">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4">
        <text:list-item>
          <text:p text:style-name="P13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8">switch (month) {</text:p>
          <text:p text:style-name="P139"><text:s text:c="4"/>…</text:p>
          <text:p text:style-name="P140"><text:s text:c="4"/>case (2):</text:p>
          <text:p text:style-name="P141"><text:s text:c="8"/>if …</text:p>
          <text:p text:style-name="P142"><text:s text:c="8"/>…</text:p>
          <text:p text:style-name="P143"><text:s text:c="8"/>break;</text:p>
          <text:p text:style-name="P144"><text:s text:c="4"/>…</text:p>
          <text:p text:style-name="P145">}</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5">
        <text:list-item>
          <text:p text:style-name="P146">Write a statement that creates a 10-element <text:span text:style-name="DataTypeTok">int</text:span> array named <text:span text:style-name="NormalTok">numbers</text:span>.</text:p>
        </text:list-item>
        <text:list-item>
          <text:p text:style-name="P146">What is wrong with the following array declaration?</text:p>
          <text:p text:style-name="P147">int[] books = new int[-1];</text:p>
        </text:list-item>
        <text:list-item>
          <text:p text:style-name="P146">What will be displayed on the screen by the following program?</text:p>
          <text:p text:style-name="P148">for (int num = 3 ; num &lt;= 5 ; num++)</text:p>
          <text:p text:style-name="P149"><text:s text:c="4"/>Console.Write(num + " ");</text:p>
        </text:list-item>
        <text:list-item>
          <text:p text:style-name="P146">Write a ‘for’ loop that displays on the screen the sequence “1,  2,  3,  4,  5,  6,  7,  8,  9,  10, ”.</text:p>
        </text:list-item>
        <text:list-item>
          <text:p text:style-name="P146">Write a ‘for’ loop that displays on the screen the sequence “1,  2,  3,  4,  5,  6,  7,  8,  9,  10”, (note that there is no comma after 10).</text:p>
        </text:list-item>
        <text:list-item>
          <text:p text:style-name="P146">Write a ‘for’ loop that displays on the screen the sequence “1 3 5 7 9 ”.</text:p>
        </text:list-item>
        <text:list-item>
          <text:p text:style-name="P146">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46">Consider the following code:</text:p>
          <text:p text:style-name="P150">for (int y = 1; y &lt;= 3; y++)</text:p>
          <text:p text:style-name="P151">{</text:p>
          <text:p text:style-name="P152"><text:s text:c="4"/>for (int z = 1; z &lt; 5; z++)</text:p>
          <text:p text:style-name="P153"><text:s text:c="8"/>Console.Write("Scene " + y + ", take " + z + ". " );</text:p>
          <text:p text:style-name="P154"><text:s text:c="4"/>Console.WriteLine();</text:p>
          <text:p text:style-name="P155">}</text:p>
          <text:p text:style-name="P146">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46">What will be displayed on the screen by the following code?</text:p>
          <text:p text:style-name="P156">int[] values = new int[6];</text:p>
          <text:p text:style-name="P157">for (int i = 0 ; i &lt; 6 ; i++)</text:p>
          <text:p text:style-name="P158"><text:s text:c="4"/>values[i] = (i*2);</text:p>
          <text:p text:style-name="P159">foreach (int j in values)</text:p>
          <text:p text:style-name="P160"><text:s text:c="4"/>Console.WriteLine(j);</text:p>
        </text:list-item>
        <text:list-item>
          <text:p text:style-name="P146">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46">What is “array bounds checking”? When does it happen?</text:p>
        </text:list-item>
        <text:list-item>
          <text:p text:style-name="P146">What would be the size of the <text:span text:style-name="NormalTok">test</text:span> array after the following statement has been executed?</text:p>
          <text:p text:style-name="P161">int[] test = {3, 5, 7, 0, 9};</text:p>
        </text:list-item>
        <text:list-item>
          <text:p text:style-name="P146">Write a statement that creates and initializes a <text:span text:style-name="DataTypeTok">double</text:span> array with the values 12.5, 89.0 and 3.24.</text:p>
        </text:list-item>
        <text:list-item>
          <text:p text:style-name="P146">What is the value of <text:span text:style-name="NormalTok">count</text:span> and the content of <text:span text:style-name="NormalTok">number</text:span> once the following has been executed?</text:p>
          <text:p text:style-name="P162">int count=2;</text:p>
          <text:p text:style-name="P163">int[] number={3, 5, 7};</text:p>
          <text:p text:style-name="P164">number[count--] = 8;</text:p>
          <text:p text:style-name="P165">number[count]--;</text:p>
        </text:list-item>
        <text:list-item>
          <text:p text:style-name="P146">Describe what the following code would do.</text:p>
          <text:p text:style-name="P166">int[] record = { 3, 8, 11 };</text:p>
          <text:p text:style-name="P167">int accumulator = 0;</text:p>
          <text:p text:style-name="P168">foreach (int i in record)</text:p>
          <text:p text:style-name="P169"><text:s text:c="4"/>accumulator += i;</text:p>
        </text:list-item>
        <text:list-item>
          <text:p text:style-name="P146">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46">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46">Write a static method (header included) that takes as argument an <text:span text:style-name="DataTypeTok">int</text:span> array, and display on the screen the value of each element of that array.</text:p>
        </text:list-item>
        <text:list-item>
          <text:p text:style-name="P146">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34Z</meta:creation-date>
    <dc:date>2022-03-01T01:06:34Z</dc:date>
    <meta:user-defined meta:name="date" meta:value-type="string">February  28, 2022 (08:0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